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11: back to the futu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tour of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zializza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98</text:p>
                <text:list>
                  <text:list-item>
                    <text:p>L'inizializzazione di una classe viene fatta attraverso le parentesi tonde '(' ')' p.e.</text:p>
                    <text:list>
                      <text:list-item>
                        <text:p>MyObject a(1,2,4);</text:p>
                      </text:list-item>
                    </text:list>
                  </text:list-item>
                  <text:list-item>
                    <text:p>In caso di costruttore senza parametri:</text:p>
                    <text:list>
                      <text:list-item>
                        <text:p>MyObject a(); ← Attenzione alle parentesi</text:p>
                      </text:list-item>
                    </text:list>
                  </text:list-item>
                  <text:list-item>
                    <text:p>Questa notazione richiama molto la dichiarazione di una funzione:</text:p>
                    <text:list>
                      <text:list-item>
                        <text:p>char* my_func(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zializza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11 (2000 è scontato)</text:p>
                <text:list>
                  <text:list-item>
                    <text:p>L'inizializzazione viene effettuata attraverso le parantesi graffe '{' '}'</text:p>
                  </text:list-item>
                  <text:list-item>
                    <text:p>L'inizializzazione di strutture di tipo vettore (vector) è semplificata p.e.</text:p>
                    <text:list>
                      <text:list-item>
                        <text:p>vector&lt;int&gt; v = {1,2,3,4,5};</text:p>
                      </text:list-item>
                    </text:list>
                  </text:list-item>
                  <text:list-item>
                    <text:p>Può essere utilizzato std::initializer_list nel costruttore per avere la utilizzare la lista d'inizializzazion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empio 0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umerativi “efficaci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98 permetteva la definizione di tipi enumerati p.e.</text:p>
                <text:list>
                  <text:list-item>
                    <text:p>enum Semaforo {ROSSO, ARANCIO, VERDE};</text:p>
                  </text:list-item>
                </text:list>
              </text:list-item>
              <text:list-item>
                <text:p>C++98 enum erano convertiti in un tipo base sufficiente per il contenimento di tutti i valori in essi contenuto nel caso precedente 1 byte sarebbe sufficiente (da verifica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umerativi “efficaci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11 introduce una classe enumerato p.e.</text:p>
                <text:list>
                  <text:list-item>
                    <text:p>enum class Semaforo {ROSSO, ARANCIO, VERDE};</text:p>
                  </text:list-item>
                </text:list>
              </text:list-item>
              <text:list-item>
                <text:p>Contrariamente al precedente standard questa entità è un vero e proprio tipo e non supporta la conversione a intero o ad altro tip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empio 0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asserzioni sono una potente caratteristica offerta dalle librerie del linguaggio “C” per controllare la correttezza di quanto si assume abbia una caratteristica nota, p.e:</text:p>
                <text:list>
                  <text:list-item>
                    <text:p>void myFunc(char* buffer, size_t size) <text:s/>{</text:p>
                  </text:list-item>
                  <text:list-item>
                    <text:p>// buffer non può essere vuoto </text:p>
                  </text:list-item>
                  <text:list-item>
                    <text:p>assert(buffert != 0 &amp;&amp; “buffer is null!!!”);</text:p>
                  </text:list-item>
                  <text:list-item>
                    <text:p>...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98 permette di utilizzare le asserzioni come funzione di libreria.</text:p>
              </text:list-item>
              <text:list-item>
                <text:p>C++11 introduce le asserzioni statiche:</text:p>
                <text:list>
                  <text:list-item>
                    <text:p>Possono essere effettuati dei controlli anche durante la compilazione e non solo a runtime</text:p>
                  </text:list-item>
                  <text:list-item>
                    <text:p>Possono essere verificati i tipi e le dimensioni degli oggetti utilizza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rizio Morciano</meta:initial-creator>
    <meta:creation-date>2013-09-29T18:46:32</meta:creation-date>
    <dc:date>2013-09-29T19:37:51</dc:date>
    <dc:creator>Fabrizio Morciano</dc:creator>
    <meta:editing-duration>PT43M31S</meta:editing-duration>
    <meta:editing-cycles>5</meta:editing-cycles>
    <meta:generator>LibreOffice/4.0.2.2$Linux_X86_64 LibreOffice_project/400m0$Build-2</meta:generator>
    <meta:document-statistic meta:object-count="57"/>
  </office:meta>
</office:document-meta>
</file>